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9.061in"/>
    </style:style>
    <style:style style:name="co3" style:family="table-column">
      <style:table-column-properties fo:break-before="auto" style:column-width="2.78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5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3882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2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8" style:family="table-cell" style:parent-style-name="Default"/>
    <style:style style:name="ce4" style:family="table-cell" style:parent-style-name="Default"/>
    <style:style style:name="ce6" style:family="table-cell" style:parent-style-name="Default" style:data-style-name="N127">
      <style:table-cell-properties style:rotation-align="none"/>
    </style:style>
    <style:style style:name="ce11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1:.$A$1048576])" table:allow-empty-cell="true" table:display-list="unsorted" table:base-cell-address="Sheet2.C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Last Updated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ave/Load System</text:p>
          </table:table-cell>
          <table:table-cell table:style-name="ce1" office:value-type="string" calcext:value-type="string">
            <text:p>Self explanatory. Idea: Use JSON to offload all entities in the game to a file and any other state held by the Coordinator.</text:p>
            <text:p/>
            <text:p>In Progress: using nlohmann json library for json. </text:p>
            <text:p>Plan: Have a "saveable" component which marks entities as saveable. Have SaveSystem which responds to SaveEvent -&gt;</text:p>
            <text:p>Go through all saveable entities, call Coordinator getAllData, and dump to JSON file.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vent System</text:p>
          </table:table-cell>
          <table:table-cell table:style-name="ce1" office:value-type="string" calcext:value-type="string">
            <text:p>Create a Component called "Event" that has vector of Component,Entity,System.</text:p>
            <text:p/>
            <text:p>The idea being that any behavior in the game can be accomplished with a series of system,</text:p>
            <text:p>entities, and components. Each existing system can have logic to make sense of what is in those vectors.</text:p>
            <text:p/>
            <text:p/>
            <text:p/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witching State</text:p>
          </table:table-cell>
          <table:table-cell table:style-name="ce1" office:value-type="string" calcext:value-type="string">
            <text:p>Should different states use different coordinators? Or should entities simply be added/removed from the coordinator and systems deactivated?</text:p>
            <text:p>Should the texture manager be moved from Coordinator -&gt; Some new state manager?</text:p>
            <text:p>Probably want textures not in use to be removed from memory ... but maybe not. I don't use many textures (yet).</text:p>
            <text:p>How to tell when textures won't be needed for a long time?</text:p>
            <text:p/>
            <text:p>Extract events + their data from the coordinator and store somewhere else between state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putHandlingSystem</text:p>
          </table:table-cell>
          <table:table-cell office:value-type="string" calcext:value-type="string">
            <text:p>Do a while(SDL Event) and pass it all to a new entity. Entity should be an "event"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ect objects</text:p>
          </table:table-cell>
          <table:table-cell table:style-name="ce1" office:value-type="string" calcext:value-type="string">
            <text:p>Objects can be clicked on. Will display some information depending on context.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 which components an entity has</text:p>
          </table:table-cell>
          <table:table-cell table:style-name="ce1" office:value-type="string" calcext:value-type="string">
            <text:p>Need a better solution than checking for each component for each enti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 game menu</text:p>
          </table:table-cell>
          <table:table-cell office:value-type="string" calcext:value-type="string">
            <text:p>Pressing escape brings up menu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x collision box of agents</text:p>
          </table:table-cell>
          <table:table-cell office:value-type="string" calcext:value-type="string">
            <text:p>Use a small circle collision box instead of a square that gets stuck on two solid tiles with one tile gap between them. Or, remove real continuous movement and have agents jump from tile to tile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Multithreading</text:p>
          </table:table-cell>
          <table:table-cell table:style-name="ce1" office:value-type="string" calcext:value-type="string">
            <text:p/>
            <text:p>Done: ComponentArrays are mutex locked.</text:p>
            <text:p>Done: ComponentArrays should allow check out of individual components rather than block entire array for one index being checked out. Have a "master" lock for when components are being added/deleted (the indexes themselves are moving around) vs an individual lock for each entry in the array. </text:p>
            <text:p/>
            <text:p>Todo: Actually use more than one thread in game loop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amera Tracking</text:p>
          </table:table-cell>
          <table:table-cell office:value-type="string" calcext:value-type="string">
            <text:p>Rectangle determines what is drawn to screen and can be assigned to "track" any entity with a renderable component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Pathfinding</text:p>
          </table:table-cell>
          <table:table-cell table:style-name="ce1" office:value-type="string" calcext:value-type="string">
            <text:p>A* or Hierarchical A*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ps Growing</text:p>
          </table:table-cell>
          <table:table-cell table:style-name="ce1" office:value-type="string" calcext:value-type="string">
            <text:p>Grow crop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rows</text:p>
          </table:table-cell>
          <table:table-cell table:style-name="ce1" office:value-type="string" calcext:value-type="string">
            <text:p>Dwarf Fortress burrows/restricted area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gion/Map System</text:p>
          </table:table-cell>
          <table:table-cell table:style-name="ce1" office:value-type="string" calcext:value-type="string">
            <text:p>Inspiration: region system from Rimworld. Break the world up into 16 by 16 tile blocks. Instead of updating attributes for every tile</text:p>
            <text:p> every frame, each block will have a flag indicating that the block needs to be updated. Then every tile inside a block is updated. </text:p>
            <text:p>Use this for when to generate new edges for raytracing.</text:p>
            <text:p/>
            <text:p>Have a system that monitors all the tile components and consolidates their attribute into a map singleton that can have meta data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Faction System</text:p>
          </table:table-cell>
          <table:table-cell table:style-name="ce1" office:value-type="string" calcext:value-type="string">
            <text:p>Dwellers have factional preferences. Factions exist based on critical mass of dwellers with a preference. Happiness is combination of personal needs and factional fulfillment. High priority as could be a selling feature, differentiator from DF or Rimworld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ultiple sprites per renderable</text:p>
          </table:table-cell>
          <table:table-cell table:style-name="ce1" office:value-type="string" calcext:value-type="string">
            <text:p>For changing orientation, animations, etc. Have "active sprites" - a vector of sprites that is iterated through per configurable time interval. Multiple can be active at a time. "Walking left" "Running left" "using hands" "taking damage"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dge map for ray tracing</text:p>
          </table:table-cell>
          <table:table-cell office:value-type="string" calcext:value-type="string">
            <text:p>Consolidate all collisionable tiles on the map into an edge map for the purpose of ray casting / line of sigh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grade Pathfinding </text:p>
          </table:table-cell>
          <table:table-cell office:value-type="string" calcext:value-type="string">
            <text:p>Use post processing on A*, string pulling method or greedy metho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Sprite Batching</text:p>
          </table:table-cell>
          <table:table-cell table:style-name="ce1" office:value-type="string" calcext:value-type="string">
            <text:p>Look into this for drawing the overworld. Maybe have a "batchID" on Renderable components indicating it is part of a set.</text:p>
            <text:p>Rendering system will not render *any* Renderable unless it has gathered all of its set together to do all at once.</text:p>
            <text:p>Set BatchID to -1 if it is a standalone.</text:p>
            <text:p>Pretty sure every Renderable should be rendered each frame even if it isn't stale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MovementSystem</text:p>
          </table:table-cell>
          <table:table-cell table:style-name="ce1" office:value-type="string" calcext:value-type="string">
            <text:p>"Moveable" component. Should have subclasses for different types of movement that MovementSystem can handle individually.</text:p>
            <text:p>Make sure the Parent moveable class is the signature for Movement system.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AI: Run for Cover</text:p>
          </table:table-cell>
          <table:table-cell table:style-name="ce1" office:value-type="string" calcext:value-type="string">
            <text:p>An AI Behavior where AI determines a direction + distance from which a threat is and moves to the closest place that puts a collision between them and the threat while not violating some standoff distance from the threat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ration: Forgotten HOPLON</text:p>
          </table:table-cell>
          <table:table-cell table:style-name="ce1" office:value-type="string" calcext:value-type="string">
            <text:p>Have many levels of digging through rubble etc. and hidden caves under the mountain. Eventually find the particle lancer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eding Animals</text:p>
          </table:table-cell>
          <table:table-cell table:style-name="ce1" office:value-type="string" calcext:value-type="string">
            <text:p>Find Six-Proof animals outside. Breed them into weirder creatures. Inspiraton: Dragon Ques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The Six</text:p>
          </table:table-cell>
          <table:table-cell table:style-name="ce1" office:value-type="string" calcext:value-type="string">
            <text:p>Every 6 hours, kill everything above ground. For gameplay, make this every month. ~Hour worth of gameplay or twenty minutes. </text:p>
            <text:p>Big alerts and timers! Functional burrowing and pathfinding must be in before this can go i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ghting system</text:p>
          </table:table-cell>
          <table:table-cell office:value-type="string" calcext:value-type="string">
            <text:p>https://www.youtube.com/watch?v=fc3nnG2CG8U&amp;t=1005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ve/Load Events</text:p>
          </table:table-cell>
          <table:table-cell office:value-type="string" calcext:value-type="string">
            <text:p>Cannot dump a function pointer to JSON. Need to rebuild events from JSO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4-02" calcext:value-type="date">
            <text:p>04/02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configuration manager</text:p>
          </table:table-cell>
          <table:table-cell office:value-type="string" calcext:value-type="string">
            <text:p>https://github.com/CODESOLE/ini-parser-cpp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" table:number-rows-repeated="1048547">
          <table:table-cell table:number-columns-repeated="2"/>
          <table:table-cell table:content-validation-name="val1"/>
          <table:table-cell table:number-columns-repeated="61"/>
        </table:table-row>
        <table:table-row table:style-name="ro1">
          <table:table-cell table:number-columns-repeated="2"/>
          <table:table-cell table:content-validation-name="val1"/>
          <table:table-cell table:number-columns-repeated="61"/>
        </table:table-row>
        <table:named-expressions>
          <table:named-range table:name="_xlnm._FilterDatabase" table:base-cell-address="$Sheet1.$A$1" table:cell-range-address="$Sheet1.$A$1:.$E$1"/>
        </table:named-expressions>
        <calcext:conditional-formats>
          <calcext:conditional-format calcext:target-range-address="Sheet1.C1:Sheet1.C1048576">
            <calcext:condition calcext:apply-style-name="ConditionalStyle_6" calcext:value="=&quot;Verification&quot;" calcext:base-cell-address="Sheet1.C1"/>
            <calcext:condition calcext:apply-style-name="ConditionalStyle_7" calcext:value="=&quot;Todo&quot;" calcext:base-cell-address="Sheet1.C1"/>
            <calcext:condition calcext:apply-style-name="ConditionalStyle_8" calcext:value="=&quot;Done&quot;" calcext:base-cell-address="Sheet1.C1"/>
            <calcext:condition calcext:apply-style-name="ConditionalStyle_9" calcext:value="contains-text(&quot;Working&quot;)" calcext:base-cell-address="Sheet1.C1"/>
            <calcext:condition calcext:apply-style-name="ConditionalStyle_10" calcext:value="=&quot;In Work&quot;" calcext:base-cell-address="Sheet1.C1"/>
          </calcext:conditional-format>
          <calcext:conditional-format calcext:target-range-address="Sheet1.D1:Sheet1.D1048576 Sheet1.E1:Sheet1.E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table table:name="Sheet2" table:style-name="ta2"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Stat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Wo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rific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king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E2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ccc1da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10" style:display-name="ConditionalStyle_10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5:25:33.9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2-06-19T19:28:20.708000000</dc:date>
    <meta:generator>LibreOffice/7.1.4.2$Windows_X86_64 LibreOffice_project/a529a4fab45b75fefc5b6226684193eb000654f6</meta:generator>
    <meta:editing-duration>PT8H12M47S</meta:editing-duration>
    <meta:editing-cycles>3</meta:editing-cycles>
    <meta:document-statistic meta:table-count="2" meta:cell-count="144" meta:object-count="0"/>
    <meta:user-defined meta:name="AppVersion">15.0300</meta:user-defined>
  </office:meta>
</office:document-meta>
</file>